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Barlow" svg:font-family="Barlow, sans-serif"/>
    <style:font-face style:name="OpenSymbol" svg:font-family="OpenSymbol"/>
    <style:font-face style:name="Arial2" svg:font-family="Arial" style:font-family-generic="swis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4.3cm" fo:margin-left="1.392cm" fo:margin-right="1.129cm" table:align="margins" style:shadow="#808080 0.18cm 0.18cm"/>
    </style:style>
    <style:style style:name="Tabla1.A" style:family="table-column">
      <style:table-column-properties style:column-width="14.3cm" style:rel-column-width="65535*"/>
    </style:style>
    <style:style style:name="Tabla1.A1" style:family="table-cell">
      <style:table-cell-properties fo:background-color="transparent" fo:padding="0.097cm" fo:border="0.002cm solid #000000">
        <style:background-image/>
      </style:table-cell-properties>
    </style:style>
    <style:style style:name="Tabla3" style:family="table">
      <style:table-properties style:width="12.94cm" fo:margin-left="1.969cm" fo:margin-right="1.912cm" table:align="margins" style:shadow="#808080 0.18cm 0.18cm"/>
    </style:style>
    <style:style style:name="Tabla3.A" style:family="table-column">
      <style:table-column-properties style:column-width="12.94cm" style:rel-column-width="65535*"/>
    </style:style>
    <style:style style:name="Tabla3.A1" style:family="table-cell">
      <style:table-cell-properties fo:background-color="transparent" fo:padding="0.097cm" fo:border="0.002cm solid #000000">
        <style:background-image/>
      </style:table-cell-properties>
    </style:style>
    <style:style style:name="P1" style:family="paragraph" style:parent-style-name="Table_20_Contents">
      <style:text-properties style:font-name="Helvetica" fo:font-size="10pt" style:font-size-asian="10pt" style:font-size-complex="10pt"/>
    </style:style>
    <style:style style:name="P2" style:family="paragraph" style:parent-style-name="Table_20_Contents">
      <style:paragraph-properties fo:text-align="end" style:justify-single-word="false"/>
      <style:text-properties style:font-name="Helvetica" fo:font-size="10pt" style:font-size-asian="10pt" style:font-size-complex="10pt"/>
    </style:style>
    <style:style style:name="P3" style:family="paragraph" style:parent-style-name="Footer">
      <style:paragraph-properties fo:text-align="center" style:justify-single-word="false"/>
      <style:text-properties style:font-name="Helvetica"/>
    </style:style>
    <style:style style:name="P4" style:family="paragraph" style:parent-style-name="Standard">
      <style:paragraph-properties fo:margin-top="0.102cm" fo:margin-bottom="0.102cm" fo:text-align="justify" style:justify-single-word="false"/>
      <style:text-properties style:font-name="Helvetica" fo:font-size="16pt" fo:font-weight="bold" style:font-size-asian="16pt" style:font-weight-asian="bold" style:font-size-complex="16pt" style:font-weight-complex="bold"/>
    </style:style>
    <style:style style:name="P5" style:family="paragraph" style:parent-style-name="Standard">
      <style:paragraph-properties fo:margin-top="0.102cm" fo:margin-bottom="0.102cm" fo:text-align="justify" style:justify-single-word="false"/>
      <style:text-properties style:font-name="Helvetica"/>
    </style:style>
    <style:style style:name="P6" style:family="paragraph" style:parent-style-name="Standard">
      <style:paragraph-properties fo:margin-top="0.102cm" fo:margin-bottom="0.102cm" fo:text-align="justify" style:justify-single-word="false"/>
      <style:text-properties style:font-name="Helvetica" fo:font-size="14pt" fo:font-weight="bold" style:font-size-asian="14pt" style:font-weight-asian="bold" style:font-size-complex="14pt" style:font-weight-complex="bold"/>
    </style:style>
    <style:style style:name="P7" style:family="paragraph" style:parent-style-name="Standard">
      <style:paragraph-properties fo:margin-top="0.102cm" fo:margin-bottom="0.102cm" fo:text-align="justify" style:justify-single-word="false"/>
      <style:text-properties style:font-name="Helvetica" fo:font-weight="bold" style:font-weight-asian="bold" style:font-weight-complex="bold"/>
    </style:style>
    <style:style style:name="P8" style:family="paragraph" style:parent-style-name="Table_20_Contents">
      <style:paragraph-properties fo:margin-left="0.097cm" fo:margin-right="-0.025cm" fo:text-align="justify" style:justify-single-word="false" fo:text-indent="0cm" style:auto-text-indent="false" text:number-lines="false" text:line-number="0"/>
      <style:text-properties style:font-name="Helvetica"/>
    </style:style>
    <style:style style:name="P9" style:family="paragraph" style:parent-style-name="Standard">
      <style:paragraph-properties fo:margin-top="0.102cm" fo:margin-bottom="0.102cm" fo:text-align="justify" style:justify-single-word="false"/>
      <style:text-properties style:font-name="Helvetica" fo:font-weight="bold" style:font-weight-asian="bold" style:font-weight-complex="bold"/>
    </style:style>
    <style:style style:name="P10" style:family="paragraph" style:parent-style-name="Standard" style:list-style-name="L1">
      <style:paragraph-properties fo:margin-top="0.102cm" fo:margin-bottom="0.102cm" fo:text-align="justify" style:justify-single-word="false"/>
      <style:text-properties style:font-name="Helvetica" fo:font-weight="bold" style:font-weight-asian="bold" style:font-weight-complex="bold"/>
    </style:style>
    <style:style style:name="P11" style:family="paragraph" style:parent-style-name="Standard" style:list-style-name="L2">
      <style:paragraph-properties fo:margin-top="0.102cm" fo:margin-bottom="0.102cm" fo:text-align="justify" style:justify-single-word="false"/>
      <style:text-properties style:font-name="Helvetica" fo:font-weight="bold" style:font-weight-asian="bold" style:font-weight-complex="bold"/>
    </style:style>
    <style:style style:name="P12" style:family="paragraph" style:parent-style-name="Standard">
      <style:paragraph-properties fo:margin-top="0.102cm" fo:margin-bottom="0.102cm" fo:text-align="justify" style:justify-single-word="false"/>
      <style:text-properties style:font-name="Helvetica"/>
    </style:style>
    <style:style style:name="P13" style:family="paragraph" style:parent-style-name="Standard" style:list-style-name="L1">
      <style:paragraph-properties fo:margin-top="0.102cm" fo:margin-bottom="0.102cm" fo:text-align="justify" style:justify-single-word="false"/>
      <style:text-properties style:font-name="Helvetica"/>
    </style:style>
    <style:style style:name="P14" style:family="paragraph" style:parent-style-name="Standard" style:list-style-name="L3">
      <style:paragraph-properties fo:margin-top="0.102cm" fo:margin-bottom="0.102cm" fo:text-align="justify" style:justify-single-word="false"/>
      <style:text-properties style:font-name="Helvetica"/>
    </style:style>
    <style:style style:name="P15" style:family="paragraph" style:parent-style-name="Standard" style:list-style-name="L4">
      <style:paragraph-properties fo:margin-top="0.102cm" fo:margin-bottom="0.102cm" fo:text-align="justify" style:justify-single-word="false"/>
      <style:text-properties style:font-name="Helvetica"/>
    </style:style>
    <style:style style:name="P16" style:family="paragraph" style:parent-style-name="Standard" style:list-style-name="L5">
      <style:paragraph-properties fo:margin-top="0.102cm" fo:margin-bottom="0.102cm" fo:text-align="justify" style:justify-single-word="false"/>
      <style:text-properties style:font-name="Helvetica"/>
    </style:style>
    <style:style style:name="P17" style:family="paragraph" style:parent-style-name="Standard" style:list-style-name="L6">
      <style:paragraph-properties fo:margin-top="0.102cm" fo:margin-bottom="0.102cm" fo:text-align="justify" style:justify-single-word="false"/>
      <style:text-properties style:font-name="Helvetica"/>
    </style:style>
    <style:style style:name="P18" style:family="paragraph" style:parent-style-name="Standard" style:list-style-name="L7">
      <style:paragraph-properties fo:margin-top="0.102cm" fo:margin-bottom="0.102cm" fo:text-align="justify" style:justify-single-word="false"/>
      <style:text-properties style:font-name="Helvetica"/>
    </style:style>
    <style:style style:name="P19" style:family="paragraph" style:parent-style-name="Standard" style:list-style-name="L1">
      <style:paragraph-properties fo:margin-top="0.102cm" fo:margin-bottom="0.102cm" fo:text-align="justify" style:justify-single-word="false"/>
      <style:text-properties style:font-name="Helvetica" fo:font-weight="normal" style:font-weight-asian="normal" style:font-weight-complex="normal"/>
    </style:style>
    <style:style style:name="P20" style:family="paragraph" style:parent-style-name="Standard" style:list-style-name="L2">
      <style:paragraph-properties fo:margin-top="0.102cm" fo:margin-bottom="0.102cm" fo:text-align="justify" style:justify-single-word="false"/>
      <style:text-properties style:font-name="Helvetica" fo:font-weight="normal" style:font-weight-asian="normal" style:font-weight-complex="normal"/>
    </style:style>
    <style:style style:name="P21" style:family="paragraph" style:parent-style-name="Text_20_body" style:list-style-name="L3">
      <style:text-properties style:font-name="Helvetica"/>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0pt" style:font-size-asian="10pt" style:font-size-complex="10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Ficha 4 Mercado y plan de marketing</text:p>
      <text:p text:style-name="P5"/>
      <text:p text:style-name="P5"><text:span text:style-name="T1">Objetivo:</text:span> conocer el tipo de mercado en el que pretendéis desarrollar la actividad y poner en práctica el &lt;&lt;marketing mix&gt;&gt; o teoría de las &lt;&lt;cuatro pes&gt;&gt;, con el fin de establecer la estrategia comercial más adecuada.</text:p>
      <text:p text:style-name="P5"/>
      <text:p text:style-name="P6">Puntos a desarrollar:</text:p>
      <text:p text:style-name="P7"/>
      <text:list xml:id="list2298911890078753917" text:style-name="L1">
        <text:list-item>
          <text:p text:style-name="P10">Tipo y tamaño del mercado.</text:p>
          <text:p text:style-name="P10">Hay que indicar a qué tipo de mercado os vais a dirigir (sector primario, secundario, terciario) y cuál es su tamaño (analizar si tiene capacidad para admitir más oferentes).</text:p>
          <text:p text:style-name="P19">En la empresa de escaperoom en la que he estado trabajando vamos a enfocarnos en el sector terciario, concretamente al sector de servicios. Vamos a enfocarnos en tener al menos 3 reservas al día, cada una de 2 a 6 personas. Como se puede ver por estos datos a lo que aspiramos se puede deducir que el tamaño de mercado es reducido.</text:p>
          <text:p text:style-name="P19">Como expliqué con anterioridad competencia persé no existe ya que un escaperoom o lo has hecho o no, por lo que, lo que más nos interesa es que al realizar otros escaperooms de la zona en la que estamos situados vengan al nuestro también, generando el concepto de “Ruta de escaperooms” en el que todos los empresarios de escaperooms de la zona ganaríamos.</text:p>
        </text:list-item>
      </text:list>
      <text:p text:style-name="P7"/>
      <text:list xml:id="list33796087" text:continue-numbering="true" text:style-name="L1">
        <text:list-item>
          <text:p text:style-name="P10">Cuota de Mercado.</text:p>
          <text:p text:style-name="P10">Ser capaces de establecer la participación o cuota de mercado del resto de empresas que ya están ofertando el mismo producto o servicio. En la web de las diferentes Cámaras de Comercio encontraréis información económica y bases de datos de todas las empresas del sector en el que pretendéis operar.</text:p>
          <text:p text:style-name="P13">Este apartado lo miraríamos aplicando la formula siguiente:</text:p>
          <text:p text:style-name="P13"/>
        </text:list-item>
      </text:list>
      <table:table table:name="Tabla1" table:style-name="Tabla1">
        <table:table-column table:style-name="Tabla1.A"/>
        <table:table-row>
          <table:table-cell table:style-name="Tabla1.A1" office:value-type="string">
            <text:p text:style-name="P8">Cuota de Mercado = (Total ventas empresa * 100) / Total ventas del sector</text:p>
          </table:table-cell>
        </table:table-row>
      </table:table>
      <text:p text:style-name="P5"><text:tab/></text:p>
      <text:p text:style-name="P5"><text:tab/>No encuentro datos sobre el total de ventas, o reservas sobre los escaperoom que <text:tab/>ya existen, lo que si encontré es una publicación* que hace referencia a la <text:tab/>AEJEVER, que nos indica que hay cerca de 1000 empresas en España dedicadas <text:tab/>a ofrecer servicios de escaperoom. Supondremos que cada día tienen de media <text:tab/>unas 5 reservas (5 horas de juego y 3h de organizar la sala entre juegos), por lo <text:tab/>que nos saldría una cuota de mercado de:</text:p>
      <text:p text:style-name="P5"><text:soft-page-break/></text:p>
      <table:table table:name="Tabla3" table:style-name="Tabla3">
        <table:table-column table:style-name="Tabla3.A"/>
        <table:table-row>
          <table:table-cell table:style-name="Tabla3.A1" office:value-type="string">
            <text:p text:style-name="P8">Cuota de Mercado = (3 * 100) / (5 * 1000) = 0,06% en toda España</text:p>
          </table:table-cell>
        </table:table-row>
      </table:table>
      <text:p text:style-name="P5"><text:tab/></text:p>
      <text:p text:style-name="P5"><text:tab/>Enlace a la noticia de dónde he sacado los datos: </text:p>
      <text:p text:style-name="P5"><text:span text:style-name="T3"><text:tab/></text:span><text:a xlink:type="simple" xlink:href="https://www.elperiodico.com/es/activos/empresas/20200612/escape-rooms-covid-7995212" text:style-name="Internet_20_link" text:visited-style-name="Visited_20_Internet_20_Link"><text:span text:style-name="T3">https://www.elperiodico.com/es/activos/empresas/20200612/escape-rooms-covid-7995212</text:span></text:a><text:span text:style-name="T3"> </text:span></text:p>
      <text:p text:style-name="P5"><text:tab/>* En este caso no revisé la página de AEJEVER porque pide un registro y para este <text:tab/>calculo ya me sirve el que proporciona la noticia.</text:p>
      <text:list xml:id="list33801359" text:continue-numbering="true" text:style-name="L1">
        <text:list-header>
          <text:p text:style-name="P10"/>
        </text:list-header>
        <text:list-item>
          <text:p text:style-name="P10">Mercado Meta.</text:p>
          <text:p text:style-name="P10">Para poder determinar quiénes van a ser vuestros clientes potenciales, deberéis indicar que criterios habéis empleado para realizar la segmentación del mercado (geográficos, demográficos, personales, familiares, conductuales).</text:p>
          <text:p text:style-name="P10">Demográficos:</text:p>
        </text:list-item>
      </text:list>
      <text:list xml:id="list5604493454578319123" text:style-name="L4">
        <text:list-item>
          <text:p text:style-name="P15">Personas de más de 25 años.</text:p>
        </text:list-item>
        <text:list-item>
          <text:p text:style-name="P15">Personas que sean aficionadas a realizar escaperoom.</text:p>
          <text:p text:style-name="P15"/>
        </text:list-item>
      </text:list>
      <text:list xml:id="list33807940" text:continue-list="list33801359" text:style-name="L1">
        <text:list-header>
          <text:p text:style-name="P10">Geográficos:</text:p>
        </text:list-header>
      </text:list>
      <text:list xml:id="list8006907175973656644" text:style-name="L5">
        <text:list-item>
          <text:p text:style-name="P16">Personas que vivan como máximo a 1h en coche del escaperoom.</text:p>
        </text:list-item>
        <text:list-item>
          <text:p text:style-name="P16">Personas que les guste hacer rutas de escaperooms.</text:p>
          <text:p text:style-name="P16"/>
        </text:list-item>
      </text:list>
      <text:list xml:id="list33823849" text:continue-list="list33807940" text:style-name="L1">
        <text:list-header>
          <text:p text:style-name="P10">Psicográficos:</text:p>
        </text:list-header>
      </text:list>
      <text:list xml:id="list6353089885190934822" text:style-name="L6">
        <text:list-item>
          <text:p text:style-name="P17">Personas que les guste las películas / videojuegos de miedo y puzzles.</text:p>
          <text:p text:style-name="P17"/>
        </text:list-item>
      </text:list>
      <text:list xml:id="list33803034" text:continue-list="list33823849" text:style-name="L1">
        <text:list-header>
          <text:p text:style-name="P10">Socioculturales y económicos:</text:p>
        </text:list-header>
      </text:list>
      <text:list xml:id="list7988970989098311547" text:style-name="L7">
        <text:list-item>
          <text:p text:style-name="P18">Personas que tengan cultura cinéfila para las referencias que podamos hacer en nuestro juego.</text:p>
        </text:list-item>
        <text:list-item>
          <text:p text:style-name="P18">Nivel adquisitivo medio.</text:p>
        </text:list-item>
      </text:list>
      <text:p text:style-name="P7"/>
      <text:p text:style-name="P7"/>
      <text:p text:style-name="P7"/>
      <text:p text:style-name="P7"/>
      <text:p text:style-name="P7"/>
      <text:p text:style-name="P7"/>
      <text:list xml:id="list33792736" text:continue-list="list33803034" text:style-name="L1">
        <text:list-item>
          <text:p text:style-name="P10"><text:soft-page-break/>Estrategia Comercial.</text:p>
          <text:p text:style-name="P10">Tras la segmentación ya podéis planificar el tipo de estrategia comercial que <text:s/>podréis en marcha para captar y fidelizar a los futuros clientes:</text:p>
        </text:list-item>
      </text:list>
      <text:p text:style-name="P5"><text:span text:style-name="T2"><text:tab/>Usaremos una estrategia concentrada <text:s/>ya que buscamos atender la demanda de <text:tab/>personas que les interese una experiencia de escapar de una casa encantada o <text:tab/>cosas similares. Nos uniremos a otros escaperooms para ofrecer beneficios a <text:tab/>aquellos que vengan a hacer varios a la vez y nos diferenciaremos en la temática <text:tab/>que usaremos respecto a los demás.</text:span></text:p>
      <text:list xml:id="list840994961520742362" text:style-name="L2">
        <text:list-header>
          <text:p text:style-name="P20"/>
        </text:list-header>
      </text:list>
      <text:list xml:id="list33804924" text:continue-list="list33792736" text:style-name="L1">
        <text:list-item>
          <text:p text:style-name="P10">Plan de Marketing.</text:p>
          <text:p text:style-name="P10">En base al tipo de cliente y estrategia elegida desarrollaréis el marketing mix:</text:p>
        </text:list-item>
      </text:list>
      <text:list xml:id="list7982020798450134402" text:style-name="L3">
        <text:list-item>
          <text:p text:style-name="P14"><text:span text:style-name="T1">Producto.</text:span> Niveles del producto o servicio, tipo de producto o servicio y ciclo de vida del mismo.</text:p>
          <text:list>
            <text:list-item>
              <text:p text:style-name="P14">Ofrecemos un sólo tipo de servicio con vista a expandirnos a abrir más salas o incluso modificar la sala principal para ofrecer otro tipo de experiencia.</text:p>
              <text:p text:style-name="P14"/>
            </text:list-item>
          </text:list>
        </text:list-item>
        <text:list-item>
          <text:p text:style-name="P14"><text:span text:style-name="T1">Precio.</text:span> ¿Qué método vais a utilizar para fijar el precio? (Basado en los costes, comprador, competencia).</text:p>
          <text:list>
            <text:list-item>
              <text:p text:style-name="P14">Nos fijamos en la competencia y establecemos los precios de una forma similar, por ejemplo:</text:p>
              <text:list>
                <text:list-item>
                  <text:p text:style-name="P21">2 jugadores: 25€ por persona.</text:p>
                </text:list-item>
                <text:list-item>
                  <text:p text:style-name="P21">3 jugadores: 18€ por persona.</text:p>
                </text:list-item>
                <text:list-item>
                  <text:p text:style-name="P21">4 jugadores: 16€ por persona.</text:p>
                </text:list-item>
                <text:list-item>
                  <text:p text:style-name="P21">5 o 6 jugadores: 14€ por persona.</text:p>
                </text:list-item>
              </text:list>
              <text:p text:style-name="P14"/>
            </text:list-item>
          </text:list>
        </text:list-item>
        <text:list-item>
          <text:p text:style-name="P14"><text:span text:style-name="T1">Promoción.</text:span> ¿Qué canales de comunicación empleareis? ¿Por qué?</text:p>
          <text:p text:style-name="P14">Internet, el boca a boca y promociones con otras salas. Internet porque es dónde más esta desarrollado el tema de escaperooms y quien es nuestro público objetivo sabe dónde encontrar diferentes salas. El boca a boca porque si la satisfacción de la gente es elevada recomendará nuestra sala. Y para acabar las promociones con otras salas, promocionando rutas que seria por cada sala de la ruta que completas te dan una sección de un puzzle y si lo llevas a la ultima que completas te dan un premio (una camiseta o similar); </text:p>
          <text:p text:style-name="P14"/>
        </text:list-item>
        <text:list-item>
          <text:p text:style-name="P14"><text:span text:style-name="T1">Place o Distribución.</text:span> Especificar el canal (corto, medio, largo).</text:p>
          <text:p text:style-name="P14">Es un canal corto ya que para ofrecer la experiencia necesitamos que el usuario se desplace a nuestras sal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Barlow" svg:font-family="Barlow, sans-serif"/>
    <style:font-face style:name="OpenSymbol" svg:font-family="OpenSymbol"/>
    <style:font-face style:name="Arial2" svg:font-family="Arial" style:font-family-generic="swis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none"/>
    </style:style>
    <style:style style:name="MP1" style:family="paragraph" style:parent-style-name="Table_20_Contents">
      <style:text-properties style:font-name="Helvetica" fo:font-size="10pt" style:font-size-asian="10pt" style:font-size-complex="10pt"/>
    </style:style>
    <style:style style:name="MP2" style:family="paragraph" style:parent-style-name="Table_20_Contents">
      <style:paragraph-properties fo:text-align="end" style:justify-single-word="false"/>
      <style:text-properties style:font-name="Helvetica" fo:font-size="10pt" style:font-size-asian="10pt" style:font-size-complex="10pt"/>
    </style:style>
    <style:style style:name="MP3" style:family="paragraph" style:parent-style-name="Footer">
      <style:paragraph-properties fo:text-align="center" style:justify-single-word="false"/>
      <style:text-properties style:font-name="Helvetic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row>
            <table:table-cell table:style-name="Tabla2.A1" office:value-type="string">
              <text:p text:style-name="MP1">EIE</text:p>
            </table:table-cell>
            <table:table-cell table:style-name="Tabla2.A1" office:value-type="string">
              <text:p text:style-name="MP2">Carlos Guillermo Valenzuela García</text:p>
            </table:table-cell>
          </table:table-row>
        </table:table>
        <text:p text:style-name="Header"/>
      </style:header>
      <style:footer>
        <text:p text:style-name="MP3">~ <text:page-number text:select-page="current">1</text:page-number> / <text:page-count>3</text:page-coun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arlos Valenzuela García</meta:initial-creator>
    <meta:creation-date>2021-04-15T12:39:07.81</meta:creation-date>
    <dc:date>2021-04-15T13:58:18.95</dc:date>
    <dc:creator>Carlos Valenzuela García</dc:creator>
    <meta:editing-duration>PT31M24S</meta:editing-duration>
    <meta:editing-cycles>5</meta:editing-cycles>
    <meta:generator>OpenOffice/4.1.7$Win32 OpenOffice.org_project/417m1$Build-9800</meta:generator>
    <meta:document-statistic meta:table-count="3" meta:image-count="0" meta:object-count="0" meta:page-count="3" meta:paragraph-count="51" meta:word-count="866" meta:character-count="5079"/>
  </office:meta>
</office:document-meta>
</file>